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3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column table:style-name="co2" table:default-cell-style-name="ce1"/>
        <table:table-row table:style-name="ro1">
          <table:table-cell table:number-columns-repeated="10"/>
          <table:table-cell table:style-name="Default" office:value-type="string" calcext:value-type="string">
            <text:p>writeToIvad(</text:p>
          </table:table-cell>
        </table:table-row>
        <table:table-row table:style-name="ro1">
          <table:table-cell table:number-columns-repeated="10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Packet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Read/Write</text:p>
          </table:table-cell>
          <table:table-cell office:value-type="string" calcext:value-type="string">
            <text:p>ACK/NAK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office:value-type="float" office:value="0.947304" calcext:value-type="float">
            <text:p>0.947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4]=&quot;Write&quot;;&quot;writeToIvad( &quot;&amp;[.E4]&amp;&quot;,&quot;&amp;[.F4]&amp;&quot;);&quot;;&quot;readFromIvad(&quot;&amp;[.E4]&amp;&quot;,1);&quot;)" office:value-type="string" office:string-value="writeToIvad( 0x46,0x13);" calcext:value-type="string">
            <text:p>writeToIvad( 0x46,0x13);</text:p>
          </table:table-cell>
        </table:table-row>
        <table:table-row table:style-name="ro1">
          <table:table-cell table:number-columns-repeated="2"/>
          <table:table-cell office:value-type="float" office:value="0.94932025" calcext:value-type="float">
            <text:p>0.94932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5]=&quot;Write&quot;;&quot;writeToIvad( &quot;&amp;[.E5]&amp;&quot;,&quot;&amp;[.F5]&amp;&quot;);&quot;;&quot;readFromIvad(&quot;&amp;[.E5]&amp;&quot;,1);&quot;)" office:value-type="string" office:string-value="writeToIvad( 0x46,0x00);" calcext:value-type="string">
            <text:p>writeToIvad( 0x46,0x00);</text:p>
          </table:table-cell>
        </table:table-row>
        <table:table-row table:style-name="ro1">
          <table:table-cell table:number-columns-repeated="2"/>
          <table:table-cell office:value-type="float" office:value="0.95436225" calcext:value-type="float">
            <text:p>0.95436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0xDF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NAK</text:p>
          </table:table-cell>
          <table:table-cell table:number-columns-repeated="2"/>
          <table:table-cell table:formula="of:=IF([.G6]=&quot;Write&quot;;&quot;writeToIvad( &quot;&amp;[.E6]&amp;&quot;,&quot;&amp;[.F6]&amp;&quot;);&quot;;&quot;readFromIvad(&quot;&amp;[.E6]&amp;&quot;,1);&quot;)" office:value-type="string" office:string-value="readFromIvad(0x46,1);" calcext:value-type="string">
            <text:p>readFromIvad(0x46,1);</text:p>
          </table:table-cell>
        </table:table-row>
        <table:table-row table:style-name="ro1">
          <table:table-cell table:number-columns-repeated="2"/>
          <table:table-cell office:value-type="float" office:value="0.9584195" calcext:value-type="float">
            <text:p>0.95841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7]=&quot;Write&quot;;&quot;writeToIvad( &quot;&amp;[.E7]&amp;&quot;,&quot;&amp;[.F7]&amp;&quot;);&quot;;&quot;readFromIvad(&quot;&amp;[.E7]&amp;&quot;,1);&quot;)" office:value-type="string" office:string-value="writeToIvad( 0x46,0x09);" calcext:value-type="string">
            <text:p>writeToIvad( 0x46,0x09);</text:p>
          </table:table-cell>
        </table:table-row>
        <table:table-row table:style-name="ro1">
          <table:table-cell table:number-columns-repeated="2"/>
          <table:table-cell office:value-type="float" office:value="0.96044625" calcext:value-type="float">
            <text:p>0.960446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8]=&quot;Write&quot;;&quot;writeToIvad( &quot;&amp;[.E8]&amp;&quot;,&quot;&amp;[.F8]&amp;&quot;);&quot;;&quot;readFromIvad(&quot;&amp;[.E8]&amp;&quot;,1);&quot;)" office:value-type="string" office:string-value="writeToIvad( 0x46,0x00);" calcext:value-type="string">
            <text:p>writeToIvad( 0x46,0x00);</text:p>
          </table:table-cell>
        </table:table-row>
        <table:table-row table:style-name="ro1">
          <table:table-cell table:number-columns-repeated="2"/>
          <table:table-cell office:value-type="float" office:value="1.01799575" calcext:value-type="float">
            <text:p>1.017995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9]=&quot;Write&quot;;&quot;writeToIvad( &quot;&amp;[.E9]&amp;&quot;,&quot;&amp;[.F9]&amp;&quot;);&quot;;&quot;readFromIvad(&quot;&amp;[.E9]&amp;&quot;,1);&quot;)" office:value-type="string" office:string-value="writeToIvad( 0x53,0x33);" calcext:value-type="string">
            <text:p>writeToIvad( 0x53,0x33);</text:p>
          </table:table-cell>
        </table:table-row>
        <table:table-row table:style-name="ro1">
          <table:table-cell table:number-columns-repeated="2"/>
          <table:table-cell office:value-type="float" office:value="1.020715" calcext:value-type="float">
            <text:p>1.0207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NAK</text:p>
          </table:table-cell>
          <table:table-cell table:number-columns-repeated="2"/>
          <table:table-cell table:formula="of:=IF([.G10]=&quot;Write&quot;;&quot;writeToIvad( &quot;&amp;[.E10]&amp;&quot;,&quot;&amp;[.F10]&amp;&quot;);&quot;;&quot;readFromIvad(&quot;&amp;[.E10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.02419425" calcext:value-type="float">
            <text:p>1.024194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11]=&quot;Write&quot;;&quot;writeToIvad( &quot;&amp;[.E11]&amp;&quot;,&quot;&amp;[.F11]&amp;&quot;);&quot;;&quot;readFromIvad(&quot;&amp;[.E11]&amp;&quot;,1);&quot;)" office:value-type="string" office:string-value="writeToIvad( 0x46,0x13);" calcext:value-type="string">
            <text:p>writeToIvad( 0x46,0x13);</text:p>
          </table:table-cell>
        </table:table-row>
        <table:table-row table:style-name="ro1">
          <table:table-cell table:number-columns-repeated="2"/>
          <table:table-cell office:value-type="float" office:value="1.02628775" calcext:value-type="float">
            <text:p>1.026287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12]=&quot;Write&quot;;&quot;writeToIvad( &quot;&amp;[.E12]&amp;&quot;,&quot;&amp;[.F12]&amp;&quot;);&quot;;&quot;readFromIvad(&quot;&amp;[.E12]&amp;&quot;,1);&quot;)" office:value-type="string" office:string-value="writeToIvad( 0x46,0x0B);" calcext:value-type="string">
            <text:p>writeToIvad( 0x46,0x0B);</text:p>
          </table:table-cell>
        </table:table-row>
        <table:table-row table:style-name="ro1">
          <table:table-cell table:number-columns-repeated="2"/>
          <table:table-cell office:value-type="float" office:value="2.171362" calcext:value-type="float">
            <text:p>2.1713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13]=&quot;Write&quot;;&quot;writeToIvad( &quot;&amp;[.E13]&amp;&quot;,&quot;&amp;[.F13]&amp;&quot;);&quot;;&quot;readFromIvad(&quot;&amp;[.E13]&amp;&quot;,1);&quot;)" office:value-type="string" office:string-value="writeToIvad( 0x46,0x00);" calcext:value-type="string">
            <text:p>writeToIvad( 0x46,0x00);</text:p>
          </table:table-cell>
        </table:table-row>
        <table:table-row table:style-name="ro1">
          <table:table-cell table:number-columns-repeated="2"/>
          <table:table-cell office:value-type="float" office:value="2.172711" calcext:value-type="float">
            <text:p>2.1727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14]=&quot;Write&quot;;&quot;writeToIvad( &quot;&amp;[.E14]&amp;&quot;,&quot;&amp;[.F14]&amp;&quot;);&quot;;&quot;readFromIvad(&quot;&amp;[.E14]&amp;&quot;,1);&quot;)" office:value-type="string" office:string-value="writeToIvad( 0x46,0x00);" calcext:value-type="string">
            <text:p>writeToIvad( 0x46,0x00);</text:p>
          </table:table-cell>
        </table:table-row>
        <table:table-row table:style-name="ro1">
          <table:table-cell table:number-columns-repeated="2"/>
          <table:table-cell office:value-type="float" office:value="2.21930375" calcext:value-type="float">
            <text:p>2.219303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15]=&quot;Write&quot;;&quot;writeToIvad( &quot;&amp;[.E15]&amp;&quot;,&quot;&amp;[.F15]&amp;&quot;);&quot;;&quot;readFromIvad(&quot;&amp;[.E15]&amp;&quot;,1);&quot;)" office:value-type="string" office:string-value="writeToIvad( 0x46,0x08);" calcext:value-type="string">
            <text:p>writeToIvad( 0x46,0x08);</text:p>
          </table:table-cell>
        </table:table-row>
        <table:table-row table:style-name="ro1">
          <table:table-cell table:number-columns-repeated="2"/>
          <table:table-cell office:value-type="float" office:value="2.2208255" calcext:value-type="float">
            <text:p>2.220825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0xE4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16]=&quot;Write&quot;;&quot;writeToIvad( &quot;&amp;[.E16]&amp;&quot;,&quot;&amp;[.F16]&amp;&quot;);&quot;;&quot;readFromIvad(&quot;&amp;[.E16]&amp;&quot;,1);&quot;)" office:value-type="string" office:string-value="writeToIvad( 0x46,0xE4);" calcext:value-type="string">
            <text:p>writeToIvad( 0x46,0xE4);</text:p>
          </table:table-cell>
        </table:table-row>
        <table:table-row table:style-name="ro1">
          <table:table-cell table:number-columns-repeated="2"/>
          <table:table-cell office:value-type="float" office:value="2.26481675" calcext:value-type="float">
            <text:p>2.264816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17]=&quot;Write&quot;;&quot;writeToIvad( &quot;&amp;[.E17]&amp;&quot;,&quot;&amp;[.F17]&amp;&quot;);&quot;;&quot;readFromIvad(&quot;&amp;[.E17]&amp;&quot;,1);&quot;)" office:value-type="string" office:string-value="writeToIvad( 0x46,0x12);" calcext:value-type="string">
            <text:p>writeToIvad( 0x46,0x12);</text:p>
          </table:table-cell>
        </table:table-row>
        <table:table-row table:style-name="ro1">
          <table:table-cell table:number-columns-repeated="2"/>
          <table:table-cell office:value-type="float" office:value="2.26633325" calcext:value-type="float">
            <text:p>2.266333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0xC9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18]=&quot;Write&quot;;&quot;writeToIvad( &quot;&amp;[.E18]&amp;&quot;,&quot;&amp;[.F18]&amp;&quot;);&quot;;&quot;readFromIvad(&quot;&amp;[.E18]&amp;&quot;,1);&quot;)" office:value-type="string" office:string-value="writeToIvad( 0x46,0xC9);" calcext:value-type="string">
            <text:p>writeToIvad( 0x46,0xC9);</text:p>
          </table:table-cell>
        </table:table-row>
        <table:table-row table:style-name="ro1">
          <table:table-cell table:number-columns-repeated="2"/>
          <table:table-cell office:value-type="float" office:value="13.15796125" calcext:value-type="float">
            <text:p>13.157961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19]=&quot;Write&quot;;&quot;writeToIvad( &quot;&amp;[.E19]&amp;&quot;,&quot;&amp;[.F19]&amp;&quot;);&quot;;&quot;readFromIvad(&quot;&amp;[.E19]&amp;&quot;,1);&quot;)" office:value-type="string" office:string-value="writeToIvad( 0x53,0x00);" calcext:value-type="string">
            <text:p>writeToIvad( 0x53,0x00);</text:p>
          </table:table-cell>
        </table:table-row>
        <table:table-row table:style-name="ro1">
          <table:table-cell table:number-columns-repeated="2"/>
          <table:table-cell office:value-type="float" office:value="13.1620005" calcext:value-type="float">
            <text:p>13.16200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AF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20]=&quot;Write&quot;;&quot;writeToIvad( &quot;&amp;[.E20]&amp;&quot;,&quot;&amp;[.F20]&amp;&quot;);&quot;;&quot;readFromIvad(&quot;&amp;[.E20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16342925" calcext:value-type="float">
            <text:p>13.163429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21]=&quot;Write&quot;;&quot;writeToIvad( &quot;&amp;[.E21]&amp;&quot;,&quot;&amp;[.F21]&amp;&quot;);&quot;;&quot;readFromIvad(&quot;&amp;[.E21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16496275" calcext:value-type="float">
            <text:p>13.164962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4A</text:p>
          </table:table-cell>
          <table:table-cell office:value-type="string" calcext:value-type="string">
            <text:p>Read</text:p>
          </table:table-cell>
          <table:table-cell table:number-columns-repeated="3"/>
          <table:table-cell table:formula="of:=IF([.G22]=&quot;Write&quot;;&quot;writeToIvad( &quot;&amp;[.E22]&amp;&quot;,&quot;&amp;[.F22]&amp;&quot;);&quot;;&quot;readFromIvad(&quot;&amp;[.E22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166358" calcext:value-type="float">
            <text:p>13.1663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F1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23]=&quot;Write&quot;;&quot;writeToIvad( &quot;&amp;[.E23]&amp;&quot;,&quot;&amp;[.F23]&amp;&quot;);&quot;;&quot;readFromIvad(&quot;&amp;[.E23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1678095" calcext:value-type="float">
            <text:p>13.167809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94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24]=&quot;Write&quot;;&quot;writeToIvad( &quot;&amp;[.E24]&amp;&quot;,&quot;&amp;[.F24]&amp;&quot;);&quot;;&quot;readFromIvad(&quot;&amp;[.E24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169438" calcext:value-type="float">
            <text:p>13.1694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C9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25]=&quot;Write&quot;;&quot;writeToIvad( &quot;&amp;[.E25]&amp;&quot;,&quot;&amp;[.F25]&amp;&quot;);&quot;;&quot;readFromIvad(&quot;&amp;[.E25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170859" calcext:value-type="float">
            <text:p>13.1708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26]=&quot;Write&quot;;&quot;writeToIvad( &quot;&amp;[.E26]&amp;&quot;,&quot;&amp;[.F26]&amp;&quot;);&quot;;&quot;readFromIvad(&quot;&amp;[.E26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17228475" calcext:value-type="float">
            <text:p>13.172284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27]=&quot;Write&quot;;&quot;writeToIvad( &quot;&amp;[.E27]&amp;&quot;,&quot;&amp;[.F27]&amp;&quot;);&quot;;&quot;readFromIvad(&quot;&amp;[.E27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1737095" calcext:value-type="float">
            <text:p>13.173709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4C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28]=&quot;Write&quot;;&quot;writeToIvad( &quot;&amp;[.E28]&amp;&quot;,&quot;&amp;[.F28]&amp;&quot;);&quot;;&quot;readFromIvad(&quot;&amp;[.E28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175243" calcext:value-type="float">
            <text:p>13.17524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EF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NAK</text:p>
          </table:table-cell>
          <table:table-cell table:number-columns-repeated="2"/>
          <table:table-cell table:formula="of:=IF([.G29]=&quot;Write&quot;;&quot;writeToIvad( &quot;&amp;[.E29]&amp;&quot;,&quot;&amp;[.F29]&amp;&quot;);&quot;;&quot;readFromIvad(&quot;&amp;[.E29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23423625" calcext:value-type="float">
            <text:p>13.234236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30]=&quot;Write&quot;;&quot;writeToIvad( &quot;&amp;[.E30]&amp;&quot;,&quot;&amp;[.F30]&amp;&quot;);&quot;;&quot;readFromIvad(&quot;&amp;[.E30]&amp;&quot;,1);&quot;)" office:value-type="string" office:string-value="writeToIvad( 0x53,0x0A);" calcext:value-type="string">
            <text:p>writeToIvad( 0x53,0x0A);</text:p>
          </table:table-cell>
        </table:table-row>
        <table:table-row table:style-name="ro1">
          <table:table-cell table:number-columns-repeated="2"/>
          <table:table-cell office:value-type="float" office:value="13.238188" calcext:value-type="float">
            <text:p>13.23818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93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31]=&quot;Write&quot;;&quot;writeToIvad( &quot;&amp;[.E31]&amp;&quot;,&quot;&amp;[.F31]&amp;&quot;);&quot;;&quot;readFromIvad(&quot;&amp;[.E31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23971625" calcext:value-type="float">
            <text:p>13.239716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CA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32]=&quot;Write&quot;;&quot;writeToIvad( &quot;&amp;[.E32]&amp;&quot;,&quot;&amp;[.F32]&amp;&quot;);&quot;;&quot;readFromIvad(&quot;&amp;[.E32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241168" calcext:value-type="float">
            <text:p>13.24116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33]=&quot;Write&quot;;&quot;writeToIvad( &quot;&amp;[.E33]&amp;&quot;,&quot;&amp;[.F33]&amp;&quot;);&quot;;&quot;readFromIvad(&quot;&amp;[.E33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24256825" calcext:value-type="float">
            <text:p>13.242568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29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34]=&quot;Write&quot;;&quot;writeToIvad( &quot;&amp;[.E34]&amp;&quot;,&quot;&amp;[.F34]&amp;&quot;);&quot;;&quot;readFromIvad(&quot;&amp;[.E34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24404725" calcext:value-type="float">
            <text:p>13.244047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4C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35]=&quot;Write&quot;;&quot;writeToIvad( &quot;&amp;[.E35]&amp;&quot;,&quot;&amp;[.F35]&amp;&quot;);&quot;;&quot;readFromIvad(&quot;&amp;[.E35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24563425" calcext:value-type="float">
            <text:p>13.245634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EB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36]=&quot;Write&quot;;&quot;writeToIvad( &quot;&amp;[.E36]&amp;&quot;,&quot;&amp;[.F36]&amp;&quot;);&quot;;&quot;readFromIvad(&quot;&amp;[.E36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247063" calcext:value-type="float">
            <text:p>13.24706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91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37]=&quot;Write&quot;;&quot;writeToIvad( &quot;&amp;[.E37]&amp;&quot;,&quot;&amp;[.F37]&amp;&quot;);&quot;;&quot;readFromIvad(&quot;&amp;[.E37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24846775" calcext:value-type="float">
            <text:p>13.2484677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CA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38]=&quot;Write&quot;;&quot;writeToIvad( &quot;&amp;[.E38]&amp;&quot;,&quot;&amp;[.F38]&amp;&quot;);&quot;;&quot;readFromIvad(&quot;&amp;[.E38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2499915" calcext:value-type="float">
            <text:p>13.24999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BC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39]=&quot;Write&quot;;&quot;writeToIvad( &quot;&amp;[.E39]&amp;&quot;,&quot;&amp;[.F39]&amp;&quot;);&quot;;&quot;readFromIvad(&quot;&amp;[.E39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251443" calcext:value-type="float">
            <text:p>13.2514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NAK</text:p>
          </table:table-cell>
          <table:table-cell table:number-columns-repeated="2"/>
          <table:table-cell table:formula="of:=IF([.G40]=&quot;Write&quot;;&quot;writeToIvad( &quot;&amp;[.E40]&amp;&quot;,&quot;&amp;[.F40]&amp;&quot;);&quot;;&quot;readFromIvad(&quot;&amp;[.E40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310295" calcext:value-type="float">
            <text:p>13.31029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41]=&quot;Write&quot;;&quot;writeToIvad( &quot;&amp;[.E41]&amp;&quot;,&quot;&amp;[.F41]&amp;&quot;);&quot;;&quot;readFromIvad(&quot;&amp;[.E41]&amp;&quot;,1);&quot;)" office:value-type="string" office:string-value="writeToIvad( 0x53,0x14);" calcext:value-type="string">
            <text:p>writeToIvad( 0x53,0x14);</text:p>
          </table:table-cell>
        </table:table-row>
        <table:table-row table:style-name="ro1">
          <table:table-cell table:number-columns-repeated="2"/>
          <table:table-cell office:value-type="float" office:value="13.31433475" calcext:value-type="float">
            <text:p>13.314334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42]=&quot;Write&quot;;&quot;writeToIvad( &quot;&amp;[.E42]&amp;&quot;,&quot;&amp;[.F42]&amp;&quot;);&quot;;&quot;readFromIvad(&quot;&amp;[.E42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31575675" calcext:value-type="float">
            <text:p>13.315756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43]=&quot;Write&quot;;&quot;writeToIvad( &quot;&amp;[.E43]&amp;&quot;,&quot;&amp;[.F43]&amp;&quot;);&quot;;&quot;readFromIvad(&quot;&amp;[.E43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3171625" calcext:value-type="float">
            <text:p>13.31716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80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44]=&quot;Write&quot;;&quot;writeToIvad( &quot;&amp;[.E44]&amp;&quot;,&quot;&amp;[.F44]&amp;&quot;);&quot;;&quot;readFromIvad(&quot;&amp;[.E44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3185815" calcext:value-type="float">
            <text:p>13.31858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45]=&quot;Write&quot;;&quot;writeToIvad( &quot;&amp;[.E45]&amp;&quot;,&quot;&amp;[.F45]&amp;&quot;);&quot;;&quot;readFromIvad(&quot;&amp;[.E45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3201415" calcext:value-type="float">
            <text:p>13.32014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46]=&quot;Write&quot;;&quot;writeToIvad( &quot;&amp;[.E46]&amp;&quot;,&quot;&amp;[.F46]&amp;&quot;);&quot;;&quot;readFromIvad(&quot;&amp;[.E46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3216515" calcext:value-type="float">
            <text:p>13.32165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7F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47]=&quot;Write&quot;;&quot;writeToIvad( &quot;&amp;[.E47]&amp;&quot;,&quot;&amp;[.F47]&amp;&quot;);&quot;;&quot;readFromIvad(&quot;&amp;[.E47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32305025" calcext:value-type="float">
            <text:p>13.323050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48]=&quot;Write&quot;;&quot;writeToIvad( &quot;&amp;[.E48]&amp;&quot;,&quot;&amp;[.F48]&amp;&quot;);&quot;;&quot;readFromIvad(&quot;&amp;[.E48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324631" calcext:value-type="float">
            <text:p>13.3246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7F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49]=&quot;Write&quot;;&quot;writeToIvad( &quot;&amp;[.E49]&amp;&quot;,&quot;&amp;[.F49]&amp;&quot;);&quot;;&quot;readFromIvad(&quot;&amp;[.E49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32603125" calcext:value-type="float">
            <text:p>13.326031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80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50]=&quot;Write&quot;;&quot;writeToIvad( &quot;&amp;[.E50]&amp;&quot;,&quot;&amp;[.F50]&amp;&quot;);&quot;;&quot;readFromIvad(&quot;&amp;[.E50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32743675" calcext:value-type="float">
            <text:p>13.327436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NAK</text:p>
          </table:table-cell>
          <table:table-cell table:number-columns-repeated="2"/>
          <table:table-cell table:formula="of:=IF([.G51]=&quot;Write&quot;;&quot;writeToIvad( &quot;&amp;[.E51]&amp;&quot;,&quot;&amp;[.F51]&amp;&quot;);&quot;;&quot;readFromIvad(&quot;&amp;[.E51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38629125" calcext:value-type="float">
            <text:p>13.386291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1E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52]=&quot;Write&quot;;&quot;writeToIvad( &quot;&amp;[.E52]&amp;&quot;,&quot;&amp;[.F52]&amp;&quot;);&quot;;&quot;readFromIvad(&quot;&amp;[.E52]&amp;&quot;,1);&quot;)" office:value-type="string" office:string-value="writeToIvad( 0x53,0x1E);" calcext:value-type="string">
            <text:p>writeToIvad( 0x53,0x1E);</text:p>
          </table:table-cell>
        </table:table-row>
        <table:table-row table:style-name="ro1">
          <table:table-cell table:number-columns-repeated="2"/>
          <table:table-cell office:value-type="float" office:value="13.390354" calcext:value-type="float">
            <text:p>13.39035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80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53]=&quot;Write&quot;;&quot;writeToIvad( &quot;&amp;[.E53]&amp;&quot;,&quot;&amp;[.F53]&amp;&quot;);&quot;;&quot;readFromIvad(&quot;&amp;[.E53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3917765" calcext:value-type="float">
            <text:p>13.391776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54]=&quot;Write&quot;;&quot;writeToIvad( &quot;&amp;[.E54]&amp;&quot;,&quot;&amp;[.F54]&amp;&quot;);&quot;;&quot;readFromIvad(&quot;&amp;[.E54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39320825" calcext:value-type="float">
            <text:p>13.393208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80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55]=&quot;Write&quot;;&quot;writeToIvad( &quot;&amp;[.E55]&amp;&quot;,&quot;&amp;[.F55]&amp;&quot;);&quot;;&quot;readFromIvad(&quot;&amp;[.E55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39473525" calcext:value-type="float">
            <text:p>13.394735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56]=&quot;Write&quot;;&quot;writeToIvad( &quot;&amp;[.E56]&amp;&quot;,&quot;&amp;[.F56]&amp;&quot;);&quot;;&quot;readFromIvad(&quot;&amp;[.E56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39613675" calcext:value-type="float">
            <text:p>13.3961367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80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57]=&quot;Write&quot;;&quot;writeToIvad( &quot;&amp;[.E57]&amp;&quot;,&quot;&amp;[.F57]&amp;&quot;);&quot;;&quot;readFromIvad(&quot;&amp;[.E57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3976925" calcext:value-type="float">
            <text:p>13.39769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58]=&quot;Write&quot;;&quot;writeToIvad( &quot;&amp;[.E58]&amp;&quot;,&quot;&amp;[.F58]&amp;&quot;);&quot;;&quot;readFromIvad(&quot;&amp;[.E58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399207" calcext:value-type="float">
            <text:p>13.39920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59]=&quot;Write&quot;;&quot;writeToIvad( &quot;&amp;[.E59]&amp;&quot;,&quot;&amp;[.F59]&amp;&quot;);&quot;;&quot;readFromIvad(&quot;&amp;[.E59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400631" calcext:value-type="float">
            <text:p>13.40063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7F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60]=&quot;Write&quot;;&quot;writeToIvad( &quot;&amp;[.E60]&amp;&quot;,&quot;&amp;[.F60]&amp;&quot;);&quot;;&quot;readFromIvad(&quot;&amp;[.E60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40205" calcext:value-type="float">
            <text:p>13.4020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61]=&quot;Write&quot;;&quot;writeToIvad( &quot;&amp;[.E61]&amp;&quot;,&quot;&amp;[.F61]&amp;&quot;);&quot;;&quot;readFromIvad(&quot;&amp;[.E61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4034815" calcext:value-type="float">
            <text:p>13.40348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NAK</text:p>
          </table:table-cell>
          <table:table-cell table:number-columns-repeated="2"/>
          <table:table-cell table:formula="of:=IF([.G62]=&quot;Write&quot;;&quot;writeToIvad( &quot;&amp;[.E62]&amp;&quot;,&quot;&amp;[.F62]&amp;&quot;);&quot;;&quot;readFromIvad(&quot;&amp;[.E62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46229975" calcext:value-type="float">
            <text:p>13.4622997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63]=&quot;Write&quot;;&quot;writeToIvad( &quot;&amp;[.E63]&amp;&quot;,&quot;&amp;[.F63]&amp;&quot;);&quot;;&quot;readFromIvad(&quot;&amp;[.E63]&amp;&quot;,1);&quot;)" office:value-type="string" office:string-value="writeToIvad( 0x53,0x28);" calcext:value-type="string">
            <text:p>writeToIvad( 0x53,0x28);</text:p>
          </table:table-cell>
        </table:table-row>
        <table:table-row table:style-name="ro1">
          <table:table-cell table:number-columns-repeated="2"/>
          <table:table-cell office:value-type="float" office:value="13.46636225" calcext:value-type="float">
            <text:p>13.466362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98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64]=&quot;Write&quot;;&quot;writeToIvad( &quot;&amp;[.E64]&amp;&quot;,&quot;&amp;[.F64]&amp;&quot;);&quot;;&quot;readFromIvad(&quot;&amp;[.E64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46776425" calcext:value-type="float">
            <text:p>13.467764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88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65]=&quot;Write&quot;;&quot;writeToIvad( &quot;&amp;[.E65]&amp;&quot;,&quot;&amp;[.F65]&amp;&quot;);&quot;;&quot;readFromIvad(&quot;&amp;[.E65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46927675" calcext:value-type="float">
            <text:p>13.4692767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88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66]=&quot;Write&quot;;&quot;writeToIvad( &quot;&amp;[.E66]&amp;&quot;,&quot;&amp;[.F66]&amp;&quot;);&quot;;&quot;readFromIvad(&quot;&amp;[.E66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47074" calcext:value-type="float">
            <text:p>13.4707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97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67]=&quot;Write&quot;;&quot;writeToIvad( &quot;&amp;[.E67]&amp;&quot;,&quot;&amp;[.F67]&amp;&quot;);&quot;;&quot;readFromIvad(&quot;&amp;[.E67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4721465" calcext:value-type="float">
            <text:p>13.472146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78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68]=&quot;Write&quot;;&quot;writeToIvad( &quot;&amp;[.E68]&amp;&quot;,&quot;&amp;[.F68]&amp;&quot;);&quot;;&quot;readFromIvad(&quot;&amp;[.E68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4736575" calcext:value-type="float">
            <text:p>13.473657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80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69]=&quot;Write&quot;;&quot;writeToIvad( &quot;&amp;[.E69]&amp;&quot;,&quot;&amp;[.F69]&amp;&quot;);&quot;;&quot;readFromIvad(&quot;&amp;[.E69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475209" calcext:value-type="float">
            <text:p>13.47520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9E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70]=&quot;Write&quot;;&quot;writeToIvad( &quot;&amp;[.E70]&amp;&quot;,&quot;&amp;[.F70]&amp;&quot;);&quot;;&quot;readFromIvad(&quot;&amp;[.E70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4766405" calcext:value-type="float">
            <text:p>13.476640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C0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71]=&quot;Write&quot;;&quot;writeToIvad( &quot;&amp;[.E71]&amp;&quot;,&quot;&amp;[.F71]&amp;&quot;);&quot;;&quot;readFromIvad(&quot;&amp;[.E71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47803875" calcext:value-type="float">
            <text:p>13.4780387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C1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72]=&quot;Write&quot;;&quot;writeToIvad( &quot;&amp;[.E72]&amp;&quot;,&quot;&amp;[.F72]&amp;&quot;);&quot;;&quot;readFromIvad(&quot;&amp;[.E72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479569" calcext:value-type="float">
            <text:p>13.47956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NAK</text:p>
          </table:table-cell>
          <table:table-cell table:number-columns-repeated="2"/>
          <table:table-cell table:formula="of:=IF([.G73]=&quot;Write&quot;;&quot;writeToIvad( &quot;&amp;[.E73]&amp;&quot;,&quot;&amp;[.F73]&amp;&quot;);&quot;;&quot;readFromIvad(&quot;&amp;[.E73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53822475" calcext:value-type="float">
            <text:p>13.5382247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32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74]=&quot;Write&quot;;&quot;writeToIvad( &quot;&amp;[.E74]&amp;&quot;,&quot;&amp;[.F74]&amp;&quot;);&quot;;&quot;readFromIvad(&quot;&amp;[.E74]&amp;&quot;,1);&quot;)" office:value-type="string" office:string-value="writeToIvad( 0x53,0x32);" calcext:value-type="string">
            <text:p>writeToIvad( 0x53,0x32);</text:p>
          </table:table-cell>
        </table:table-row>
        <table:table-row table:style-name="ro1">
          <table:table-cell table:number-columns-repeated="2"/>
          <table:table-cell office:value-type="float" office:value="13.54226175" calcext:value-type="float">
            <text:p>13.542261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75]=&quot;Write&quot;;&quot;writeToIvad( &quot;&amp;[.E75]&amp;&quot;,&quot;&amp;[.F75]&amp;&quot;);&quot;;&quot;readFromIvad(&quot;&amp;[.E75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5437105" calcext:value-type="float">
            <text:p>13.54371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76]=&quot;Write&quot;;&quot;writeToIvad( &quot;&amp;[.E76]&amp;&quot;,&quot;&amp;[.F76]&amp;&quot;);&quot;;&quot;readFromIvad(&quot;&amp;[.E76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54524625" calcext:value-type="float">
            <text:p>13.545246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77]=&quot;Write&quot;;&quot;writeToIvad( &quot;&amp;[.E77]&amp;&quot;,&quot;&amp;[.F77]&amp;&quot;);&quot;;&quot;readFromIvad(&quot;&amp;[.E77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54664525" calcext:value-type="float">
            <text:p>13.546645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78]=&quot;Write&quot;;&quot;writeToIvad( &quot;&amp;[.E78]&amp;&quot;,&quot;&amp;[.F78]&amp;&quot;);&quot;;&quot;readFromIvad(&quot;&amp;[.E78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54807075" calcext:value-type="float">
            <text:p>13.548070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A9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79]=&quot;Write&quot;;&quot;writeToIvad( &quot;&amp;[.E79]&amp;&quot;,&quot;&amp;[.F79]&amp;&quot;);&quot;;&quot;readFromIvad(&quot;&amp;[.E79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54974025" calcext:value-type="float">
            <text:p>13.549740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97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80]=&quot;Write&quot;;&quot;writeToIvad( &quot;&amp;[.E80]&amp;&quot;,&quot;&amp;[.F80]&amp;&quot;);&quot;;&quot;readFromIvad(&quot;&amp;[.E80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55114225" calcext:value-type="float">
            <text:p>13.551142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97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81]=&quot;Write&quot;;&quot;writeToIvad( &quot;&amp;[.E81]&amp;&quot;,&quot;&amp;[.F81]&amp;&quot;);&quot;;&quot;readFromIvad(&quot;&amp;[.E81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552544" calcext:value-type="float">
            <text:p>13.5525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97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82]=&quot;Write&quot;;&quot;writeToIvad( &quot;&amp;[.E82]&amp;&quot;,&quot;&amp;[.F82]&amp;&quot;);&quot;;&quot;readFromIvad(&quot;&amp;[.E82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5540995" calcext:value-type="float">
            <text:p>13.554099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78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83]=&quot;Write&quot;;&quot;writeToIvad( &quot;&amp;[.E83]&amp;&quot;,&quot;&amp;[.F83]&amp;&quot;);&quot;;&quot;readFromIvad(&quot;&amp;[.E83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55552425" calcext:value-type="float">
            <text:p>13.555524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80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NAK</text:p>
          </table:table-cell>
          <table:table-cell table:number-columns-repeated="2"/>
          <table:table-cell table:formula="of:=IF([.G84]=&quot;Write&quot;;&quot;writeToIvad( &quot;&amp;[.E84]&amp;&quot;,&quot;&amp;[.F84]&amp;&quot;);&quot;;&quot;readFromIvad(&quot;&amp;[.E84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61437575" calcext:value-type="float">
            <text:p>13.6143757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85]=&quot;Write&quot;;&quot;writeToIvad( &quot;&amp;[.E85]&amp;&quot;,&quot;&amp;[.F85]&amp;&quot;);&quot;;&quot;readFromIvad(&quot;&amp;[.E85]&amp;&quot;,1);&quot;)" office:value-type="string" office:string-value="writeToIvad( 0x53,0x3C);" calcext:value-type="string">
            <text:p>writeToIvad( 0x53,0x3C);</text:p>
          </table:table-cell>
        </table:table-row>
        <table:table-row table:style-name="ro1">
          <table:table-cell table:number-columns-repeated="2"/>
          <table:table-cell office:value-type="float" office:value="13.6183055" calcext:value-type="float">
            <text:p>13.618305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86]=&quot;Write&quot;;&quot;writeToIvad( &quot;&amp;[.E86]&amp;&quot;,&quot;&amp;[.F86]&amp;&quot;);&quot;;&quot;readFromIvad(&quot;&amp;[.E86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619837" calcext:value-type="float">
            <text:p>13.6198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5A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87]=&quot;Write&quot;;&quot;writeToIvad( &quot;&amp;[.E87]&amp;&quot;,&quot;&amp;[.F87]&amp;&quot;);&quot;;&quot;readFromIvad(&quot;&amp;[.E87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62126275" calcext:value-type="float">
            <text:p>13.621262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88]=&quot;Write&quot;;&quot;writeToIvad( &quot;&amp;[.E88]&amp;&quot;,&quot;&amp;[.F88]&amp;&quot;);&quot;;&quot;readFromIvad(&quot;&amp;[.E88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62268775" calcext:value-type="float">
            <text:p>13.622687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89]=&quot;Write&quot;;&quot;writeToIvad( &quot;&amp;[.E89]&amp;&quot;,&quot;&amp;[.F89]&amp;&quot;);&quot;;&quot;readFromIvad(&quot;&amp;[.E89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624203" calcext:value-type="float">
            <text:p>13.62420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90]=&quot;Write&quot;;&quot;writeToIvad( &quot;&amp;[.E90]&amp;&quot;,&quot;&amp;[.F90]&amp;&quot;);&quot;;&quot;readFromIvad(&quot;&amp;[.E90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625728" calcext:value-type="float">
            <text:p>13.6257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91]=&quot;Write&quot;;&quot;writeToIvad( &quot;&amp;[.E91]&amp;&quot;,&quot;&amp;[.F91]&amp;&quot;);&quot;;&quot;readFromIvad(&quot;&amp;[.E91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62717675" calcext:value-type="float">
            <text:p>13.627176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92]=&quot;Write&quot;;&quot;writeToIvad( &quot;&amp;[.E92]&amp;&quot;,&quot;&amp;[.F92]&amp;&quot;);&quot;;&quot;readFromIvad(&quot;&amp;[.E92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62858375" calcext:value-type="float">
            <text:p>13.628583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93]=&quot;Write&quot;;&quot;writeToIvad( &quot;&amp;[.E93]&amp;&quot;,&quot;&amp;[.F93]&amp;&quot;);&quot;;&quot;readFromIvad(&quot;&amp;[.E93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6301115" calcext:value-type="float">
            <text:p>13.63011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94]=&quot;Write&quot;;&quot;writeToIvad( &quot;&amp;[.E94]&amp;&quot;,&quot;&amp;[.F94]&amp;&quot;);&quot;;&quot;readFromIvad(&quot;&amp;[.E94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631537" calcext:value-type="float">
            <text:p>13.6315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NAK</text:p>
          </table:table-cell>
          <table:table-cell table:number-columns-repeated="2"/>
          <table:table-cell table:formula="of:=IF([.G95]=&quot;Write&quot;;&quot;writeToIvad( &quot;&amp;[.E95]&amp;&quot;,&quot;&amp;[.F95]&amp;&quot;);&quot;;&quot;readFromIvad(&quot;&amp;[.E95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6904215" calcext:value-type="float">
            <text:p>13.69042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96]=&quot;Write&quot;;&quot;writeToIvad( &quot;&amp;[.E96]&amp;&quot;,&quot;&amp;[.F96]&amp;&quot;);&quot;;&quot;readFromIvad(&quot;&amp;[.E96]&amp;&quot;,1);&quot;)" office:value-type="string" office:string-value="writeToIvad( 0x53,0x46);" calcext:value-type="string">
            <text:p>writeToIvad( 0x53,0x46);</text:p>
          </table:table-cell>
        </table:table-row>
        <table:table-row table:style-name="ro1">
          <table:table-cell table:number-columns-repeated="2"/>
          <table:table-cell office:value-type="float" office:value="13.69445875" calcext:value-type="float">
            <text:p>13.6944587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97]=&quot;Write&quot;;&quot;writeToIvad( &quot;&amp;[.E97]&amp;&quot;,&quot;&amp;[.F97]&amp;&quot;);&quot;;&quot;readFromIvad(&quot;&amp;[.E97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6958875" calcext:value-type="float">
            <text:p>13.695887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98]=&quot;Write&quot;;&quot;writeToIvad( &quot;&amp;[.E98]&amp;&quot;,&quot;&amp;[.F98]&amp;&quot;);&quot;;&quot;readFromIvad(&quot;&amp;[.E98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69729225" calcext:value-type="float">
            <text:p>13.697292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99]=&quot;Write&quot;;&quot;writeToIvad( &quot;&amp;[.E99]&amp;&quot;,&quot;&amp;[.F99]&amp;&quot;);&quot;;&quot;readFromIvad(&quot;&amp;[.E99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69868725" calcext:value-type="float">
            <text:p>13.698687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100]=&quot;Write&quot;;&quot;writeToIvad( &quot;&amp;[.E100]&amp;&quot;,&quot;&amp;[.F100]&amp;&quot;);&quot;;&quot;readFromIvad(&quot;&amp;[.E100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7002675" calcext:value-type="float">
            <text:p>13.700267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101]=&quot;Write&quot;;&quot;writeToIvad( &quot;&amp;[.E101]&amp;&quot;,&quot;&amp;[.F101]&amp;&quot;);&quot;;&quot;readFromIvad(&quot;&amp;[.E101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7017815" calcext:value-type="float">
            <text:p>13.70178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102]=&quot;Write&quot;;&quot;writeToIvad( &quot;&amp;[.E102]&amp;&quot;,&quot;&amp;[.F102]&amp;&quot;);&quot;;&quot;readFromIvad(&quot;&amp;[.E102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7031845" calcext:value-type="float">
            <text:p>13.703184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103]=&quot;Write&quot;;&quot;writeToIvad( &quot;&amp;[.E103]&amp;&quot;,&quot;&amp;[.F103]&amp;&quot;);&quot;;&quot;readFromIvad(&quot;&amp;[.E103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704739" calcext:value-type="float">
            <text:p>13.70473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104]=&quot;Write&quot;;&quot;writeToIvad( &quot;&amp;[.E104]&amp;&quot;,&quot;&amp;[.F104]&amp;&quot;);&quot;;&quot;readFromIvad(&quot;&amp;[.E104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70616375" calcext:value-type="float">
            <text:p>13.7061637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105]=&quot;Write&quot;;&quot;writeToIvad( &quot;&amp;[.E105]&amp;&quot;,&quot;&amp;[.F105]&amp;&quot;);&quot;;&quot;readFromIvad(&quot;&amp;[.E105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7075685" calcext:value-type="float">
            <text:p>13.707568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NAK</text:p>
          </table:table-cell>
          <table:table-cell table:number-columns-repeated="2"/>
          <table:table-cell table:formula="of:=IF([.G106]=&quot;Write&quot;;&quot;writeToIvad( &quot;&amp;[.E106]&amp;&quot;,&quot;&amp;[.F106]&amp;&quot;);&quot;;&quot;readFromIvad(&quot;&amp;[.E106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76641825" calcext:value-type="float">
            <text:p>13.766418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50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107]=&quot;Write&quot;;&quot;writeToIvad( &quot;&amp;[.E107]&amp;&quot;,&quot;&amp;[.F107]&amp;&quot;);&quot;;&quot;readFromIvad(&quot;&amp;[.E107]&amp;&quot;,1);&quot;)" office:value-type="string" office:string-value="writeToIvad( 0x53,0x50);" calcext:value-type="string">
            <text:p>writeToIvad( 0x53,0x50);</text:p>
          </table:table-cell>
        </table:table-row>
        <table:table-row table:style-name="ro1">
          <table:table-cell table:number-columns-repeated="2"/>
          <table:table-cell office:value-type="float" office:value="13.77048025" calcext:value-type="float">
            <text:p>13.770480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108]=&quot;Write&quot;;&quot;writeToIvad( &quot;&amp;[.E108]&amp;&quot;,&quot;&amp;[.F108]&amp;&quot;);&quot;;&quot;readFromIvad(&quot;&amp;[.E108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771879" calcext:value-type="float">
            <text:p>13.77187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109]=&quot;Write&quot;;&quot;writeToIvad( &quot;&amp;[.E109]&amp;&quot;,&quot;&amp;[.F109]&amp;&quot;);&quot;;&quot;readFromIvad(&quot;&amp;[.E109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77333075" calcext:value-type="float">
            <text:p>13.7733307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110]=&quot;Write&quot;;&quot;writeToIvad( &quot;&amp;[.E110]&amp;&quot;,&quot;&amp;[.F110]&amp;&quot;);&quot;;&quot;readFromIvad(&quot;&amp;[.E110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77485975" calcext:value-type="float">
            <text:p>13.7748597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111]=&quot;Write&quot;;&quot;writeToIvad( &quot;&amp;[.E111]&amp;&quot;,&quot;&amp;[.F111]&amp;&quot;);&quot;;&quot;readFromIvad(&quot;&amp;[.E111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77626525" calcext:value-type="float">
            <text:p>13.776265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112]=&quot;Write&quot;;&quot;writeToIvad( &quot;&amp;[.E112]&amp;&quot;,&quot;&amp;[.F112]&amp;&quot;);&quot;;&quot;readFromIvad(&quot;&amp;[.E112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777801" calcext:value-type="float">
            <text:p>13.77780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113]=&quot;Write&quot;;&quot;writeToIvad( &quot;&amp;[.E113]&amp;&quot;,&quot;&amp;[.F113]&amp;&quot;);&quot;;&quot;readFromIvad(&quot;&amp;[.E113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7793585" calcext:value-type="float">
            <text:p>13.779358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114]=&quot;Write&quot;;&quot;writeToIvad( &quot;&amp;[.E114]&amp;&quot;,&quot;&amp;[.F114]&amp;&quot;);&quot;;&quot;readFromIvad(&quot;&amp;[.E114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78076325" calcext:value-type="float">
            <text:p>13.780763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115]=&quot;Write&quot;;&quot;writeToIvad( &quot;&amp;[.E115]&amp;&quot;,&quot;&amp;[.F115]&amp;&quot;);&quot;;&quot;readFromIvad(&quot;&amp;[.E115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7821585" calcext:value-type="float">
            <text:p>13.782158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116]=&quot;Write&quot;;&quot;writeToIvad( &quot;&amp;[.E116]&amp;&quot;,&quot;&amp;[.F116]&amp;&quot;);&quot;;&quot;readFromIvad(&quot;&amp;[.E116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78360975" calcext:value-type="float">
            <text:p>13.7836097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NAK</text:p>
          </table:table-cell>
          <table:table-cell table:number-columns-repeated="2"/>
          <table:table-cell table:formula="of:=IF([.G117]=&quot;Write&quot;;&quot;writeToIvad( &quot;&amp;[.E117]&amp;&quot;,&quot;&amp;[.F117]&amp;&quot;);&quot;;&quot;readFromIvad(&quot;&amp;[.E117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8423605" calcext:value-type="float">
            <text:p>13.842360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5A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118]=&quot;Write&quot;;&quot;writeToIvad( &quot;&amp;[.E118]&amp;&quot;,&quot;&amp;[.F118]&amp;&quot;);&quot;;&quot;readFromIvad(&quot;&amp;[.E118]&amp;&quot;,1);&quot;)" office:value-type="string" office:string-value="writeToIvad( 0x53,0x5A);" calcext:value-type="string">
            <text:p>writeToIvad( 0x53,0x5A);</text:p>
          </table:table-cell>
        </table:table-row>
        <table:table-row table:style-name="ro1">
          <table:table-cell table:number-columns-repeated="2"/>
          <table:table-cell office:value-type="float" office:value="13.84641725" calcext:value-type="float">
            <text:p>13.8464172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119]=&quot;Write&quot;;&quot;writeToIvad( &quot;&amp;[.E119]&amp;&quot;,&quot;&amp;[.F119]&amp;&quot;);&quot;;&quot;readFromIvad(&quot;&amp;[.E119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847821" calcext:value-type="float">
            <text:p>13.8478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NAK</text:p>
          </table:table-cell>
          <table:table-cell table:number-columns-repeated="2"/>
          <table:table-cell table:formula="of:=IF([.G120]=&quot;Write&quot;;&quot;writeToIvad( &quot;&amp;[.E120]&amp;&quot;,&quot;&amp;[.F120]&amp;&quot;);&quot;;&quot;readFromIvad(&quot;&amp;[.E120]&amp;&quot;,1);&quot;)" office:value-type="string" office:string-value="readFromIvad(0x53,1);" calcext:value-type="string">
            <text:p>readFromIvad(0x53,1);</text:p>
          </table:table-cell>
        </table:table-row>
        <table:table-row table:style-name="ro1">
          <table:table-cell table:number-columns-repeated="2"/>
          <table:table-cell office:value-type="float" office:value="13.9064805" calcext:value-type="float">
            <text:p>13.906480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121]=&quot;Write&quot;;&quot;writeToIvad( &quot;&amp;[.E121]&amp;&quot;,&quot;&amp;[.F121]&amp;&quot;);&quot;;&quot;readFromIvad(&quot;&amp;[.E121]&amp;&quot;,1);&quot;)" office:value-type="string" office:string-value="writeToIvad( 0x46,0x01);" calcext:value-type="string">
            <text:p>writeToIvad( 0x46,0x01);</text:p>
          </table:table-cell>
        </table:table-row>
        <table:table-row table:style-name="ro1">
          <table:table-cell table:number-columns-repeated="2"/>
          <table:table-cell office:value-type="float" office:value="13.90782125" calcext:value-type="float">
            <text:p>13.9078212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0x98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122]=&quot;Write&quot;;&quot;writeToIvad( &quot;&amp;[.E122]&amp;&quot;,&quot;&amp;[.F122]&amp;&quot;);&quot;;&quot;readFromIvad(&quot;&amp;[.E122]&amp;&quot;,1);&quot;)" office:value-type="string" office:string-value="writeToIvad( 0x46,0x98);" calcext:value-type="string">
            <text:p>writeToIvad( 0x46,0x98);</text:p>
          </table:table-cell>
        </table:table-row>
        <table:table-row table:style-name="ro1">
          <table:table-cell table:number-columns-repeated="2"/>
          <table:table-cell office:value-type="float" office:value="13.9519855" calcext:value-type="float">
            <text:p>13.951985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123]=&quot;Write&quot;;&quot;writeToIvad( &quot;&amp;[.E123]&amp;&quot;,&quot;&amp;[.F123]&amp;&quot;);&quot;;&quot;readFromIvad(&quot;&amp;[.E123]&amp;&quot;,1);&quot;)" office:value-type="string" office:string-value="writeToIvad( 0x46,0x02);" calcext:value-type="string">
            <text:p>writeToIvad( 0x46,0x02);</text:p>
          </table:table-cell>
        </table:table-row>
        <table:table-row table:style-name="ro1">
          <table:table-cell table:number-columns-repeated="2"/>
          <table:table-cell office:value-type="float" office:value="13.95333" calcext:value-type="float">
            <text:p>13.953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0x88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124]=&quot;Write&quot;;&quot;writeToIvad( &quot;&amp;[.E124]&amp;&quot;,&quot;&amp;[.F124]&amp;&quot;);&quot;;&quot;readFromIvad(&quot;&amp;[.E124]&amp;&quot;,1);&quot;)" office:value-type="string" office:string-value="writeToIvad( 0x46,0x88);" calcext:value-type="string">
            <text:p>writeToIvad( 0x46,0x88);</text:p>
          </table:table-cell>
        </table:table-row>
        <table:table-row table:style-name="ro1">
          <table:table-cell table:number-columns-repeated="2"/>
          <table:table-cell office:value-type="float" office:value="13.99749" calcext:value-type="float">
            <text:p>13.9974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125]=&quot;Write&quot;;&quot;writeToIvad( &quot;&amp;[.E125]&amp;&quot;,&quot;&amp;[.F125]&amp;&quot;);&quot;;&quot;readFromIvad(&quot;&amp;[.E125]&amp;&quot;,1);&quot;)" office:value-type="string" office:string-value="writeToIvad( 0x46,0x03);" calcext:value-type="string">
            <text:p>writeToIvad( 0x46,0x03);</text:p>
          </table:table-cell>
        </table:table-row>
        <table:table-row table:style-name="ro1">
          <table:table-cell table:number-columns-repeated="2"/>
          <table:table-cell office:value-type="float" office:value="13.9989075" calcext:value-type="float">
            <text:p>13.998907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0x88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126]=&quot;Write&quot;;&quot;writeToIvad( &quot;&amp;[.E126]&amp;&quot;,&quot;&amp;[.F126]&amp;&quot;);&quot;;&quot;readFromIvad(&quot;&amp;[.E126]&amp;&quot;,1);&quot;)" office:value-type="string" office:string-value="writeToIvad( 0x46,0x88);" calcext:value-type="string">
            <text:p>writeToIvad( 0x46,0x88);</text:p>
          </table:table-cell>
        </table:table-row>
        <table:table-row table:style-name="ro1">
          <table:table-cell table:number-columns-repeated="2"/>
          <table:table-cell office:value-type="float" office:value="14.042985" calcext:value-type="float">
            <text:p>14.04298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127]=&quot;Write&quot;;&quot;writeToIvad( &quot;&amp;[.E127]&amp;&quot;,&quot;&amp;[.F127]&amp;&quot;);&quot;;&quot;readFromIvad(&quot;&amp;[.E127]&amp;&quot;,1);&quot;)" office:value-type="string" office:string-value="writeToIvad( 0x46,0x04);" calcext:value-type="string">
            <text:p>writeToIvad( 0x46,0x04);</text:p>
          </table:table-cell>
        </table:table-row>
        <table:table-row table:style-name="ro1">
          <table:table-cell table:number-columns-repeated="2"/>
          <table:table-cell office:value-type="float" office:value="14.0444555" calcext:value-type="float">
            <text:p>14.044455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0x97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128]=&quot;Write&quot;;&quot;writeToIvad( &quot;&amp;[.E128]&amp;&quot;,&quot;&amp;[.F128]&amp;&quot;);&quot;;&quot;readFromIvad(&quot;&amp;[.E128]&amp;&quot;,1);&quot;)" office:value-type="string" office:string-value="writeToIvad( 0x46,0x97);" calcext:value-type="string">
            <text:p>writeToIvad( 0x46,0x97);</text:p>
          </table:table-cell>
        </table:table-row>
        <table:table-row table:style-name="ro1">
          <table:table-cell table:number-columns-repeated="2"/>
          <table:table-cell office:value-type="float" office:value="14.08848775" calcext:value-type="float">
            <text:p>14.0884877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129]=&quot;Write&quot;;&quot;writeToIvad( &quot;&amp;[.E129]&amp;&quot;,&quot;&amp;[.F129]&amp;&quot;);&quot;;&quot;readFromIvad(&quot;&amp;[.E129]&amp;&quot;,1);&quot;)" office:value-type="string" office:string-value="writeToIvad( 0x46,0x05);" calcext:value-type="string">
            <text:p>writeToIvad( 0x46,0x05);</text:p>
          </table:table-cell>
        </table:table-row>
        <table:table-row table:style-name="ro1">
          <table:table-cell table:number-columns-repeated="2"/>
          <table:table-cell office:value-type="float" office:value="14.0899545" calcext:value-type="float">
            <text:p>14.08995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0x78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130]=&quot;Write&quot;;&quot;writeToIvad( &quot;&amp;[.E130]&amp;&quot;,&quot;&amp;[.F130]&amp;&quot;);&quot;;&quot;readFromIvad(&quot;&amp;[.E130]&amp;&quot;,1);&quot;)" office:value-type="string" office:string-value="writeToIvad( 0x46,0x78);" calcext:value-type="string">
            <text:p>writeToIvad( 0x46,0x78);</text:p>
          </table:table-cell>
        </table:table-row>
        <table:table-row table:style-name="ro1">
          <table:table-cell table:number-columns-repeated="2"/>
          <table:table-cell office:value-type="float" office:value="14.13402275" calcext:value-type="float">
            <text:p>14.1340227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131]=&quot;Write&quot;;&quot;writeToIvad( &quot;&amp;[.E131]&amp;&quot;,&quot;&amp;[.F131]&amp;&quot;);&quot;;&quot;readFromIvad(&quot;&amp;[.E131]&amp;&quot;,1);&quot;)" office:value-type="string" office:string-value="writeToIvad( 0x46,0x06);" calcext:value-type="string">
            <text:p>writeToIvad( 0x46,0x06);</text:p>
          </table:table-cell>
        </table:table-row>
        <table:table-row table:style-name="ro1">
          <table:table-cell table:number-columns-repeated="2"/>
          <table:table-cell office:value-type="float" office:value="14.135381" calcext:value-type="float">
            <text:p>14.13538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0x80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132]=&quot;Write&quot;;&quot;writeToIvad( &quot;&amp;[.E132]&amp;&quot;,&quot;&amp;[.F132]&amp;&quot;);&quot;;&quot;readFromIvad(&quot;&amp;[.E132]&amp;&quot;,1);&quot;)" office:value-type="string" office:string-value="writeToIvad( 0x46,0x80);" calcext:value-type="string">
            <text:p>writeToIvad( 0x46,0x80);</text:p>
          </table:table-cell>
        </table:table-row>
        <table:table-row table:style-name="ro1">
          <table:table-cell table:number-columns-repeated="2"/>
          <table:table-cell office:value-type="float" office:value="14.179416" calcext:value-type="float">
            <text:p>14.1794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133]=&quot;Write&quot;;&quot;writeToIvad( &quot;&amp;[.E133]&amp;&quot;,&quot;&amp;[.F133]&amp;&quot;);&quot;;&quot;readFromIvad(&quot;&amp;[.E133]&amp;&quot;,1);&quot;)" office:value-type="string" office:string-value="writeToIvad( 0x46,0x07);" calcext:value-type="string">
            <text:p>writeToIvad( 0x46,0x07);</text:p>
          </table:table-cell>
        </table:table-row>
        <table:table-row table:style-name="ro1">
          <table:table-cell table:number-columns-repeated="2"/>
          <table:table-cell office:value-type="float" office:value="14.180903" calcext:value-type="float">
            <text:p>14.18090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134]=&quot;Write&quot;;&quot;writeToIvad( &quot;&amp;[.E134]&amp;&quot;,&quot;&amp;[.F134]&amp;&quot;);&quot;;&quot;readFromIvad(&quot;&amp;[.E134]&amp;&quot;,1);&quot;)" office:value-type="string" office:string-value="writeToIvad( 0x46,0xB0);" calcext:value-type="string">
            <text:p>writeToIvad( 0x46,0xB0);</text:p>
          </table:table-cell>
        </table:table-row>
        <table:table-row table:style-name="ro1">
          <table:table-cell table:number-columns-repeated="2"/>
          <table:table-cell office:value-type="float" office:value="14.2250315" calcext:value-type="float">
            <text:p>14.22503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135]=&quot;Write&quot;;&quot;writeToIvad( &quot;&amp;[.E135]&amp;&quot;,&quot;&amp;[.F135]&amp;&quot;);&quot;;&quot;readFromIvad(&quot;&amp;[.E135]&amp;&quot;,1);&quot;)" office:value-type="string" office:string-value="writeToIvad( 0x46,0x08);" calcext:value-type="string">
            <text:p>writeToIvad( 0x46,0x08);</text:p>
          </table:table-cell>
        </table:table-row>
        <table:table-row table:style-name="ro1">
          <table:table-cell table:number-columns-repeated="2"/>
          <table:table-cell office:value-type="float" office:value="14.226376" calcext:value-type="float">
            <text:p>14.22637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0xEF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136]=&quot;Write&quot;;&quot;writeToIvad( &quot;&amp;[.E136]&amp;&quot;,&quot;&amp;[.F136]&amp;&quot;);&quot;;&quot;readFromIvad(&quot;&amp;[.E136]&amp;&quot;,1);&quot;)" office:value-type="string" office:string-value="writeToIvad( 0x46,0xEF);" calcext:value-type="string">
            <text:p>writeToIvad( 0x46,0xEF);</text:p>
          </table:table-cell>
        </table:table-row>
        <table:table-row table:style-name="ro1">
          <table:table-cell table:number-columns-repeated="2"/>
          <table:table-cell office:value-type="float" office:value="14.2705445" calcext:value-type="float">
            <text:p>14.270544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137]=&quot;Write&quot;;&quot;writeToIvad( &quot;&amp;[.E137]&amp;&quot;,&quot;&amp;[.F137]&amp;&quot;);&quot;;&quot;readFromIvad(&quot;&amp;[.E137]&amp;&quot;,1);&quot;)" office:value-type="string" office:string-value="writeToIvad( 0x46,0x09);" calcext:value-type="string">
            <text:p>writeToIvad( 0x46,0x09);</text:p>
          </table:table-cell>
        </table:table-row>
        <table:table-row table:style-name="ro1">
          <table:table-cell table:number-columns-repeated="2"/>
          <table:table-cell office:value-type="float" office:value="14.27188625" calcext:value-type="float">
            <text:p>14.271886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0x49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138]=&quot;Write&quot;;&quot;writeToIvad( &quot;&amp;[.E138]&amp;&quot;,&quot;&amp;[.F138]&amp;&quot;);&quot;;&quot;readFromIvad(&quot;&amp;[.E138]&amp;&quot;,1);&quot;)" office:value-type="string" office:string-value="writeToIvad( 0x46,0x49);" calcext:value-type="string">
            <text:p>writeToIvad( 0x46,0x49);</text:p>
          </table:table-cell>
        </table:table-row>
        <table:table-row table:style-name="ro1">
          <table:table-cell table:number-columns-repeated="2"/>
          <table:table-cell office:value-type="float" office:value="14.31839125" calcext:value-type="float">
            <text:p>14.3183912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139]=&quot;Write&quot;;&quot;writeToIvad( &quot;&amp;[.E139]&amp;&quot;,&quot;&amp;[.F139]&amp;&quot;);&quot;;&quot;readFromIvad(&quot;&amp;[.E139]&amp;&quot;,1);&quot;)" office:value-type="string" office:string-value="writeToIvad( 0x46,0x0A);" calcext:value-type="string">
            <text:p>writeToIvad( 0x46,0x0A);</text:p>
          </table:table-cell>
        </table:table-row>
        <table:table-row table:style-name="ro1">
          <table:table-cell table:number-columns-repeated="2"/>
          <table:table-cell office:value-type="float" office:value="14.31986525" calcext:value-type="float">
            <text:p>14.3198652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0x9E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140]=&quot;Write&quot;;&quot;writeToIvad( &quot;&amp;[.E140]&amp;&quot;,&quot;&amp;[.F140]&amp;&quot;);&quot;;&quot;readFromIvad(&quot;&amp;[.E140]&amp;&quot;,1);&quot;)" office:value-type="string" office:string-value="writeToIvad( 0x46,0x9E);" calcext:value-type="string">
            <text:p>writeToIvad( 0x46,0x9E);</text:p>
          </table:table-cell>
        </table:table-row>
        <table:table-row table:style-name="ro1">
          <table:table-cell table:number-columns-repeated="2"/>
          <table:table-cell office:value-type="float" office:value="14.36399975" calcext:value-type="float">
            <text:p>14.3639997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141]=&quot;Write&quot;;&quot;writeToIvad( &quot;&amp;[.E141]&amp;&quot;,&quot;&amp;[.F141]&amp;&quot;);&quot;;&quot;readFromIvad(&quot;&amp;[.E141]&amp;&quot;,1);&quot;)" office:value-type="string" office:string-value="writeToIvad( 0x46,0x0B);" calcext:value-type="string">
            <text:p>writeToIvad( 0x46,0x0B);</text:p>
          </table:table-cell>
        </table:table-row>
        <table:table-row table:style-name="ro1">
          <table:table-cell table:number-columns-repeated="2"/>
          <table:table-cell office:value-type="float" office:value="14.36536625" calcext:value-type="float">
            <text:p>14.3653662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0x93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142]=&quot;Write&quot;;&quot;writeToIvad( &quot;&amp;[.E142]&amp;&quot;,&quot;&amp;[.F142]&amp;&quot;);&quot;;&quot;readFromIvad(&quot;&amp;[.E142]&amp;&quot;,1);&quot;)" office:value-type="string" office:string-value="writeToIvad( 0x46,0x93);" calcext:value-type="string">
            <text:p>writeToIvad( 0x46,0x93);</text:p>
          </table:table-cell>
        </table:table-row>
        <table:table-row table:style-name="ro1">
          <table:table-cell table:number-columns-repeated="2"/>
          <table:table-cell office:value-type="float" office:value="14.4095125" calcext:value-type="float">
            <text:p>14.40951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143]=&quot;Write&quot;;&quot;writeToIvad( &quot;&amp;[.E143]&amp;&quot;,&quot;&amp;[.F143]&amp;&quot;);&quot;;&quot;readFromIvad(&quot;&amp;[.E143]&amp;&quot;,1);&quot;)" office:value-type="string" office:string-value="writeToIvad( 0x46,0x0C);" calcext:value-type="string">
            <text:p>writeToIvad( 0x46,0x0C);</text:p>
          </table:table-cell>
        </table:table-row>
        <table:table-row table:style-name="ro1">
          <table:table-cell table:number-columns-repeated="2"/>
          <table:table-cell office:value-type="float" office:value="14.41086125" calcext:value-type="float">
            <text:p>14.410861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0xCA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144]=&quot;Write&quot;;&quot;writeToIvad( &quot;&amp;[.E144]&amp;&quot;,&quot;&amp;[.F144]&amp;&quot;);&quot;;&quot;readFromIvad(&quot;&amp;[.E144]&amp;&quot;,1);&quot;)" office:value-type="string" office:string-value="writeToIvad( 0x46,0xCA);" calcext:value-type="string">
            <text:p>writeToIvad( 0x46,0xCA);</text:p>
          </table:table-cell>
        </table:table-row>
        <table:table-row table:style-name="ro1">
          <table:table-cell table:number-columns-repeated="2"/>
          <table:table-cell office:value-type="float" office:value="14.454987" calcext:value-type="float">
            <text:p>14.45498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145]=&quot;Write&quot;;&quot;writeToIvad( &quot;&amp;[.E145]&amp;&quot;,&quot;&amp;[.F145]&amp;&quot;);&quot;;&quot;readFromIvad(&quot;&amp;[.E145]&amp;&quot;,1);&quot;)" office:value-type="string" office:string-value="writeToIvad( 0x46,0x0D);" calcext:value-type="string">
            <text:p>writeToIvad( 0x46,0x0D);</text:p>
          </table:table-cell>
        </table:table-row>
        <table:table-row table:style-name="ro1">
          <table:table-cell table:number-columns-repeated="2"/>
          <table:table-cell office:value-type="float" office:value="14.456333" calcext:value-type="float">
            <text:p>14.45633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146]=&quot;Write&quot;;&quot;writeToIvad( &quot;&amp;[.E146]&amp;&quot;,&quot;&amp;[.F146]&amp;&quot;);&quot;;&quot;readFromIvad(&quot;&amp;[.E146]&amp;&quot;,1);&quot;)" office:value-type="string" office:string-value="writeToIvad( 0x46,0x09);" calcext:value-type="string">
            <text:p>writeToIvad( 0x46,0x09);</text:p>
          </table:table-cell>
        </table:table-row>
        <table:table-row table:style-name="ro1">
          <table:table-cell table:number-columns-repeated="2"/>
          <table:table-cell office:value-type="float" office:value="14.50036775" calcext:value-type="float">
            <text:p>14.5003677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147]=&quot;Write&quot;;&quot;writeToIvad( &quot;&amp;[.E147]&amp;&quot;,&quot;&amp;[.F147]&amp;&quot;);&quot;;&quot;readFromIvad(&quot;&amp;[.E147]&amp;&quot;,1);&quot;)" office:value-type="string" office:string-value="writeToIvad( 0x46,0x0E);" calcext:value-type="string">
            <text:p>writeToIvad( 0x46,0x0E);</text:p>
          </table:table-cell>
        </table:table-row>
        <table:table-row table:style-name="ro1">
          <table:table-cell table:number-columns-repeated="2"/>
          <table:table-cell office:value-type="float" office:value="14.50170925" calcext:value-type="float">
            <text:p>14.5017092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0xC0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148]=&quot;Write&quot;;&quot;writeToIvad( &quot;&amp;[.E148]&amp;&quot;,&quot;&amp;[.F148]&amp;&quot;);&quot;;&quot;readFromIvad(&quot;&amp;[.E148]&amp;&quot;,1);&quot;)" office:value-type="string" office:string-value="writeToIvad( 0x46,0xC0);" calcext:value-type="string">
            <text:p>writeToIvad( 0x46,0xC0);</text:p>
          </table:table-cell>
        </table:table-row>
        <table:table-row table:style-name="ro1">
          <table:table-cell table:number-columns-repeated="2"/>
          <table:table-cell office:value-type="float" office:value="14.545847" calcext:value-type="float">
            <text:p>14.5458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149]=&quot;Write&quot;;&quot;writeToIvad( &quot;&amp;[.E149]&amp;&quot;,&quot;&amp;[.F149]&amp;&quot;);&quot;;&quot;readFromIvad(&quot;&amp;[.E149]&amp;&quot;,1);&quot;)" office:value-type="string" office:string-value="writeToIvad( 0x46,0x0F);" calcext:value-type="string">
            <text:p>writeToIvad( 0x46,0x0F);</text:p>
          </table:table-cell>
        </table:table-row>
        <table:table-row table:style-name="ro1">
          <table:table-cell table:number-columns-repeated="2"/>
          <table:table-cell office:value-type="float" office:value="14.54719075" calcext:value-type="float">
            <text:p>14.5471907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0xC1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150]=&quot;Write&quot;;&quot;writeToIvad( &quot;&amp;[.E150]&amp;&quot;,&quot;&amp;[.F150]&amp;&quot;);&quot;;&quot;readFromIvad(&quot;&amp;[.E150]&amp;&quot;,1);&quot;)" office:value-type="string" office:string-value="writeToIvad( 0x46,0xC1);" calcext:value-type="string">
            <text:p>writeToIvad( 0x46,0xC1);</text:p>
          </table:table-cell>
        </table:table-row>
        <table:table-row table:style-name="ro1">
          <table:table-cell table:number-columns-repeated="2"/>
          <table:table-cell office:value-type="float" office:value="14.5913545" calcext:value-type="float">
            <text:p>14.591354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151]=&quot;Write&quot;;&quot;writeToIvad( &quot;&amp;[.E151]&amp;&quot;,&quot;&amp;[.F151]&amp;&quot;);&quot;;&quot;readFromIvad(&quot;&amp;[.E151]&amp;&quot;,1);&quot;)" office:value-type="string" office:string-value="writeToIvad( 0x46,0x10);" calcext:value-type="string">
            <text:p>writeToIvad( 0x46,0x10);</text:p>
          </table:table-cell>
        </table:table-row>
        <table:table-row table:style-name="ro1">
          <table:table-cell table:number-columns-repeated="2"/>
          <table:table-cell office:value-type="float" office:value="14.592705" calcext:value-type="float">
            <text:p>14.59270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152]=&quot;Write&quot;;&quot;writeToIvad( &quot;&amp;[.E152]&amp;&quot;,&quot;&amp;[.F152]&amp;&quot;);&quot;;&quot;readFromIvad(&quot;&amp;[.E152]&amp;&quot;,1);&quot;)" office:value-type="string" office:string-value="writeToIvad( 0x46,0x40);" calcext:value-type="string">
            <text:p>writeToIvad( 0x46,0x40);</text:p>
          </table:table-cell>
        </table:table-row>
        <table:table-row table:style-name="ro1">
          <table:table-cell table:number-columns-repeated="2"/>
          <table:table-cell office:value-type="float" office:value="14.6368595" calcext:value-type="float">
            <text:p>14.636859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153]=&quot;Write&quot;;&quot;writeToIvad( &quot;&amp;[.E153]&amp;&quot;,&quot;&amp;[.F153]&amp;&quot;);&quot;;&quot;readFromIvad(&quot;&amp;[.E153]&amp;&quot;,1);&quot;)" office:value-type="string" office:string-value="writeToIvad( 0x46,0x11);" calcext:value-type="string">
            <text:p>writeToIvad( 0x46,0x11);</text:p>
          </table:table-cell>
        </table:table-row>
        <table:table-row table:style-name="ro1">
          <table:table-cell table:number-columns-repeated="2"/>
          <table:table-cell office:value-type="float" office:value="14.638209" calcext:value-type="float">
            <text:p>14.63820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154]=&quot;Write&quot;;&quot;writeToIvad( &quot;&amp;[.E154]&amp;&quot;,&quot;&amp;[.F154]&amp;&quot;);&quot;;&quot;readFromIvad(&quot;&amp;[.E154]&amp;&quot;,1);&quot;)" office:value-type="string" office:string-value="writeToIvad( 0x46,0x09);" calcext:value-type="string">
            <text:p>writeToIvad( 0x46,0x09);</text:p>
          </table:table-cell>
        </table:table-row>
        <table:table-row table:style-name="ro1">
          <table:table-cell table:number-columns-repeated="2"/>
          <table:table-cell office:value-type="float" office:value="14.68236975" calcext:value-type="float">
            <text:p>14.6823697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155]=&quot;Write&quot;;&quot;writeToIvad( &quot;&amp;[.E155]&amp;&quot;,&quot;&amp;[.F155]&amp;&quot;);&quot;;&quot;readFromIvad(&quot;&amp;[.E155]&amp;&quot;,1);&quot;)" office:value-type="string" office:string-value="writeToIvad( 0x46,0x12);" calcext:value-type="string">
            <text:p>writeToIvad( 0x46,0x12);</text:p>
          </table:table-cell>
        </table:table-row>
        <table:table-row table:style-name="ro1">
          <table:table-cell table:number-columns-repeated="2"/>
          <table:table-cell office:value-type="float" office:value="14.68379025" calcext:value-type="float">
            <text:p>14.6837902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0x7D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156]=&quot;Write&quot;;&quot;writeToIvad( &quot;&amp;[.E156]&amp;&quot;,&quot;&amp;[.F156]&amp;&quot;);&quot;;&quot;readFromIvad(&quot;&amp;[.E156]&amp;&quot;,1);&quot;)" office:value-type="string" office:string-value="writeToIvad( 0x46,0x7D);" calcext:value-type="string">
            <text:p>writeToIvad( 0x46,0x7D);</text:p>
          </table:table-cell>
        </table:table-row>
        <table:table-row table:style-name="ro1">
          <table:table-cell table:number-columns-repeated="2"/>
          <table:table-cell office:value-type="float" office:value="14.7278895" calcext:value-type="float">
            <text:p>14.727889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157]=&quot;Write&quot;;&quot;writeToIvad( &quot;&amp;[.E157]&amp;&quot;,&quot;&amp;[.F157]&amp;&quot;);&quot;;&quot;readFromIvad(&quot;&amp;[.E157]&amp;&quot;,1);&quot;)" office:value-type="string" office:string-value="writeToIvad( 0x46,0x00);" calcext:value-type="string">
            <text:p>writeToIvad( 0x46,0x00);</text:p>
          </table:table-cell>
        </table:table-row>
        <table:table-row table:style-name="ro1">
          <table:table-cell table:number-columns-repeated="2"/>
          <table:table-cell office:value-type="float" office:value="14.729362" calcext:value-type="float">
            <text:p>14.72936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2"/>
          <table:table-cell table:formula="of:=IF([.G158]=&quot;Write&quot;;&quot;writeToIvad( &quot;&amp;[.E158]&amp;&quot;,&quot;&amp;[.F158]&amp;&quot;);&quot;;&quot;readFromIvad(&quot;&amp;[.E158]&amp;&quot;,1);&quot;)" office:value-type="string" office:string-value="writeToIvad( 0x46,0xFF);" calcext:value-type="string">
            <text:p>writeToIvad( 0x46,0xFF);</text:p>
          </table:table-cell>
        </table:table-row>
        <table:table-row table:style-name="ro1">
          <table:table-cell table:number-columns-repeated="10"/>
          <table:table-cell table:formula="of:=IF([.G159]=&quot;Write&quot;;&quot;writeToIvad( &quot;&amp;[.E159]&amp;&quot;,&quot;&amp;[.F159]&amp;&quot;);&quot;;&quot;readFromIvad(&quot;&amp;[.E159]&amp;&quot;,1);&quot;)" office:value-type="string" office:string-value="readFromIvad(,1);" calcext:value-type="string">
            <text:p>readFromIvad(,1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Pena</meta:initial-creator>
    <meta:creation-date>2020-01-22T20:25:46.578552775</meta:creation-date>
    <dc:date>2020-01-23T00:55:23.351939889</dc:date>
    <dc:creator>Pedro Pena</dc:creator>
    <meta:editing-duration>PT3H24M20S</meta:editing-duration>
    <meta:editing-cycles>1</meta:editing-cycles>
    <meta:document-statistic meta:table-count="1" meta:cell-count="1092" meta:object-count="0"/>
    <meta:generator>LibreOffice/6.2.4.2$Linux_X86_64 LibreOffice_project/20$Build-2</meta:generator>
  </office:meta>
</office:document-meta>
</file>